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efd7" officeooo:paragraph-rsid="000cefd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5pt" fo:font-style="normal" style:text-underline-style="none" fo:font-weight="normal" officeooo:rsid="000cefd7" officeooo:paragraph-rsid="000cefd7" style:font-size-asian="13.1000003814697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fo:font-size="15pt" fo:font-style="normal" style:text-underline-style="none" fo:font-weight="normal" officeooo:rsid="000ee90c" officeooo:paragraph-rsid="000ee90c"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font-size="15pt" fo:font-style="normal" style:text-underline-style="none" fo:font-weight="normal" officeooo:rsid="0011454d" officeooo:paragraph-rsid="0011454d"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style:text-underline-style="none" fo:font-weight="normal" officeooo:rsid="0012b5ec" officeooo:paragraph-rsid="0012b5ec" style:font-size-asian="13.1000003814697pt" style:font-style-asian="normal" style:font-weight-asian="normal" style:font-size-complex="15pt" style:font-style-complex="normal" style:font-weight-complex="normal"/>
    </style:style>
    <style:style style:name="T1" style:family="text">
      <style:text-properties officeooo:rsid="0011454d"/>
    </style:style>
    <style:style style:name="T2" style:family="text">
      <style:text-properties officeooo:rsid="0012b5ec"/>
    </style:style>
    <style:style style:name="T3" style:family="text">
      <style:text-properties officeooo:rsid="00142b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ss piece classification </text:p>
      <text:p text:style-name="P1"/>
      <text:p text:style-name="P2"/>
      <text:p text:style-name="P3">The goal of this project was to classify the chess piece based on input images. I used Convolution Neural Networks(CNN) for this project as i had recently studied it. The input images were taken from UCI repository and had almost 500 images of all pieces in chess classified such as rook, queen, king, pawn, bishop and knight. <text:span text:style-name="T1"><text:s/>For this project, i planned on creating my own CNN architecture rather than using a pre trained model.</text:span></text:p>
      <text:p text:style-name="P3"/>
      <text:p text:style-name="P4">I created class folders for every piece in the chess board and put the images in their respective folders. After this i rescaled every image to help train the model evenly. Then i started building the model. I used three convolution layers and max pooling layers in this architecture. <text:span text:style-name="T2">I increased the filters per layer to increase the number of trainable parameters. Then i flattened the output and connected it to a fully connected layer and added a dense layer for the output. I also optimized the parameters and saved the model.</text:span></text:p>
      <text:p text:style-name="P4"/>
      <text:p text:style-name="P5">Since the dataset was small and the problem was easy, <text:s/>the model performed very well. In just 10 epochs of training i managed to get a 100% accuracy thanks to the dataset being a very easy one. <text:span text:style-name="T3">This project was a great learning experience me as i learnt the fundamental concepts of CNNs, <text:s/>how the architecture works and how to tune the parameters. On a more complex dataset the model and training process would have been much harder. Also pre trained models would have performed better but the problem was very easy and thus a small model like this did the jo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5:06:51.504000000</meta:creation-date>
    <dc:date>2021-02-06T02:50:04.319000000</dc:date>
    <meta:editing-duration>PT4M10S</meta:editing-duration>
    <meta:editing-cycles>2</meta:editing-cycles>
    <meta:generator>LibreOffice/6.3.3.2$Windows_X86_64 LibreOffice_project/a64200df03143b798afd1ec74a12ab50359878ed</meta:generator>
    <meta:document-statistic meta:table-count="0" meta:image-count="0" meta:object-count="0" meta:page-count="1" meta:paragraph-count="4" meta:word-count="272" meta:character-count="1549" meta:non-whitespace-character-count="1277"/>
  </office:meta>
</office:document-meta>
</file>